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FF9D1446EC3A007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FF9D1446EC3A007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verschijnt aan de discipelen</text:span></text:p>
            <text:p text:style-name="P3"><text:span text:style-name="T2">(Johannes 20:19-3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9:30.357000000</dc:date>
    <meta:editing-duration>PT2H23M41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